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3100000220901CB8A4.jpg" manifest:media-type="image/jpeg"/>
  <manifest:file-entry manifest:full-path="Pictures/100002010000002E0000002E8A06B805.png" manifest:media-type="image/png"/>
  <manifest:file-entry manifest:full-path="Pictures/100002010000012C000000EA6E4A6DA8.png" manifest:media-type="image/png"/>
  <manifest:file-entry manifest:full-path="Pictures/100000000000034A000001B88A006968.jpg" manifest:media-type="image/jpeg"/>
  <manifest:file-entry manifest:full-path="Pictures/1000000000000113000000B74B3B9304.png" manifest:media-type="image/png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000000002E200000302E1064AAE.jpg" manifest:media-type="image/jpeg"/>
  <manifest:file-entry manifest:full-path="Pictures/10000200000002B400000116B852FE53.png" manifest:media-type="image/pn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PPT_5f_Template-notes">
      <style:graphic-properties draw:fill-color="#ffffff" fo:min-height="13.365cm"/>
    </style:style>
    <style:style style:name="pr4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pr5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pr6" style:family="presentation" style:parent-style-name="PPT_5f_Template1-notes">
      <style:graphic-properties draw:fill-color="#ffffff" fo:min-height="13.365cm"/>
    </style:style>
    <style:style style:name="pr7" style:family="presentation" style:parent-style-name="PPT_5f_Template3-title">
      <style:graphic-properties draw:auto-grow-height="true" fo:min-height="0.888cm"/>
    </style:style>
    <style:style style:name="pr8" style:family="presentation" style:parent-style-name="PPT_5f_Template3-outline1" style:list-style-name="L4">
      <style:graphic-properties fo:min-height="8.893cm"/>
    </style:style>
    <style:style style:name="pr9" style:family="presentation" style:parent-style-name="PPT_5f_Template3-notes">
      <style:graphic-properties draw:fill-color="#ffffff" fo:min-height="13.365cm"/>
    </style:style>
    <style:style style:name="pr10" style:family="presentation" style:parent-style-name="PPT_5f_Template3-outline1" style:list-style-name="L4">
      <style:graphic-properties fo:min-height="8.893cm"/>
    </style:style>
    <style:style style:name="pr11" style:family="presentation" style:parent-style-name="PPT_5f_Template9-notes">
      <style:graphic-properties draw:fill-color="#ffffff" fo:min-height="13.365cm"/>
    </style:style>
    <style:style style:name="pr12" style:family="presentation" style:parent-style-name="PPT_5f_Template10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.711cm" fo:margin-right="0cm" fo:margin-top="0.113cm" fo:margin-bottom="0cm" fo:line-height="100%" fo:text-align="end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end" style:font-independent-line-spacing="true"/>
      <style:text-properties fo:font-size="16pt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start" style:font-independent-line-spacing="true"/>
      <style:text-properties fo:font-size="16pt"/>
    </style:style>
    <style:style style:name="P7" style:family="paragraph"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10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10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10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10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10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10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10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10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100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45%"/>
      </text:list-level-style-bullet>
    </text:list-style>
  </office:automatic-styles>
  <office:body>
    <office:presentation>
      <draw:page draw:name="page1" draw:style-name="dp1" draw:master-page-name="PPT_5f_Template" presentation:presentation-page-layout-name="AL1T0" xml:id="id1" draw:id="id1"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Topic Name - Template</text:span></text:p>
          </draw:text-box>
        </draw:frame>
        <draw:frame draw:name="Text Placeholder 2" presentation:style-name="pr2" draw:text-style-name="P4" draw:layer="layout" svg:width="14.604cm" svg:height="1.057cm" svg:x="5.505cm" svg:y="6.985cm" presentation:class="outline" presentation:user-transformed="true">
          <draw:text-box>
            <text:p text:style-name="P3"><text:span text:style-name="T2">Vepuri Vinay Kumar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PT_5f_Template1" xml:id="id2" draw:id="id2">
        <draw:frame draw:name="Title 1" presentation:style-name="pr4" draw:text-style-name="P2" draw:layer="layout" svg:width="18.414cm" svg:height="1.269cm" svg:x="1.905cm" svg:y="4.233cm" presentation:class="title" presentation:user-transformed="true">
          <draw:text-box>
            <text:p text:style-name="P5"><text:span text:style-name="T1">Sub Topic of the Presentation</text:span></text:p>
          </draw:text-box>
        </draw:frame>
        <draw:frame draw:name="Text Placeholder 2" presentation:style-name="pr5" draw:text-style-name="P6" draw:layer="layout" svg:width="17.271cm" svg:height="1.248cm" svg:x="3.048cm" svg:y="5.503cm" presentation:class="outline" presentation:placeholder="true" presentation:user-transformed="true">
          <draw:text-box/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PT_5f_Template3" presentation:presentation-page-layout-name="AL2T1" xml:id="id3" draw:id="id3">
        <draw:frame presentation:style-name="pr7" draw:layer="layout" svg:width="18.202cm" svg:height="0.888cm" svg:x="0.212cm" svg:y="0.169cm" presentation:class="title">
          <draw:text-box>
            <text:p>Sub Topic</text:p>
          </draw:text-box>
        </draw:frame>
        <draw:frame presentation:style-name="pr8" draw:layer="layout" svg:width="19.444cm" svg:height="8.927cm" svg:x="0.356cm" svg:y="1.473cm" presentation:class="outline" presentation:user-transformed="true">
          <draw:text-box>
            <text:list text:style-name="L3">
              <text:list-item>
                <text:p>Sub Topic 1</text:p>
                <text:list>
                  <text:list-item>
                    <text:p>Sub Sub Topic 1.1</text:p>
                  </text:list-item>
                </text:list>
              </text:list-item>
              <text:list-item>
                <text:p>Sub Topic 2</text:p>
                <text:list>
                  <text:list-item>
                    <text:p>Sub Sub Topic 1.2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PT_5f_Template3" presentation:presentation-page-layout-name="AL2T1" xml:id="id4" draw:id="id4">
        <draw:frame presentation:style-name="pr7" draw:layer="layout" svg:width="18.202cm" svg:height="0.888cm" svg:x="0.212cm" svg:y="0.169cm" presentation:class="title">
          <draw:text-box>
            <text:p>Sub Topic</text:p>
          </draw:text-box>
        </draw:frame>
        <draw:frame presentation:style-name="pr10" draw:layer="layout" svg:width="19.444cm" svg:height="8.927cm" svg:x="0.356cm" svg:y="1.473cm" presentation:class="outline" presentation:user-transformed="true">
          <draw:text-box>
            <text:list text:style-name="L3">
              <text:list-item>
                <text:p>Sub Topic 1</text:p>
                <text:list>
                  <text:list-item>
                    <text:p>Sub Sub Topic 1.1</text:p>
                  </text:list-item>
                </text:list>
              </text:list-item>
              <text:list-item>
                <text:p>Sub Topic 2</text:p>
                <text:list>
                  <text:list-item>
                    <text:p>Sub Sub Topic 1.2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PT_5f_Template9" xml:id="id5" draw:id="id5"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PT_5f_Template10" xml:id="id6" draw:id="id6"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PT_5f_Template-background" style:display-name="PPT_Template-background" style:family="presentation">
      <style:graphic-properties draw:stroke="none" draw:fill="solid" draw:fill-color="#ffffff"/>
      <style:text-properties style:letter-kerning="true"/>
    </style:style>
    <style:style style:name="PPT_5f_Template-backgroundobjects" style:display-name="PP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-notes" style:display-name="PPT_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-outline1" style:display-name="PPT_Template-outline1" style:family="presentation">
      <style:graphic-properties draw:stroke="none" draw:fill="none" draw:auto-grow-height="false" draw:fit-to-size="shrink-to-fit">
        <text:list-style style:name="PPT_5f_Template-outline1" style:display-name="PP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-outline2" style:display-name="PPT_Template-outline2" style:family="presentation" style:parent-style-name="PPT_5f_Templat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-outline3" style:display-name="PPT_Template-outline3" style:family="presentation" style:parent-style-name="PPT_5f_Templat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-outline4" style:display-name="PPT_Template-outline4" style:family="presentation" style:parent-style-name="PPT_5f_Templat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-outline5" style:display-name="PPT_Template-outline5" style:family="presentation" style:parent-style-name="PPT_5f_Template-outline4">
      <style:paragraph-properties fo:margin-top="0cm" fo:margin-bottom="0.1cm"/>
      <style:text-properties fo:font-size="20pt" style:font-size-asian="20pt" style:font-size-complex="20pt"/>
    </style:style>
    <style:style style:name="PPT_5f_Template-outline6" style:display-name="PPT_Template-outline6" style:family="presentation" style:parent-style-name="PPT_5f_Template-outline5">
      <style:paragraph-properties fo:margin-top="0cm" fo:margin-bottom="0.1cm"/>
      <style:text-properties fo:font-size="20pt" style:font-size-asian="20pt" style:font-size-complex="20pt"/>
    </style:style>
    <style:style style:name="PPT_5f_Template-outline7" style:display-name="PPT_Template-outline7" style:family="presentation" style:parent-style-name="PPT_5f_Template-outline6">
      <style:paragraph-properties fo:margin-top="0cm" fo:margin-bottom="0.1cm"/>
      <style:text-properties fo:font-size="20pt" style:font-size-asian="20pt" style:font-size-complex="20pt"/>
    </style:style>
    <style:style style:name="PPT_5f_Template-outline8" style:display-name="PPT_Template-outline8" style:family="presentation" style:parent-style-name="PPT_5f_Template-outline7">
      <style:paragraph-properties fo:margin-top="0cm" fo:margin-bottom="0.1cm"/>
      <style:text-properties fo:font-size="20pt" style:font-size-asian="20pt" style:font-size-complex="20pt"/>
    </style:style>
    <style:style style:name="PPT_5f_Template-outline9" style:display-name="PPT_Template-outline9" style:family="presentation" style:parent-style-name="PPT_5f_Template-outline8">
      <style:paragraph-properties fo:margin-top="0cm" fo:margin-bottom="0.1cm"/>
      <style:text-properties fo:font-size="20pt" style:font-size-asian="20pt" style:font-size-complex="20pt"/>
    </style:style>
    <style:style style:name="PPT_5f_Template-subtitle" style:display-name="PPT_Template-subtitle" style:family="presentation">
      <style:graphic-properties draw:stroke="none" draw:fill="none" draw:textarea-vertical-align="middle">
        <text:list-style style:name="PPT_5f_Template-subtitle" style:display-name="PPT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-title" style:display-name="PPT_Template-title" style:family="presentation">
      <style:graphic-properties draw:stroke="none" draw:fill="none" draw:textarea-vertical-align="middle">
        <text:list-style style:name="PPT_5f_Template-title" style:display-name="PPT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background" style:display-name="PPT_Template1-background" style:family="presentation">
      <style:graphic-properties draw:stroke="none" draw:fill="solid" draw:fill-color="#ffffff"/>
      <style:text-properties style:letter-kerning="true"/>
    </style:style>
    <style:style style:name="PPT_5f_Template1-backgroundobjects" style:display-name="PPT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-notes" style:display-name="PPT_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-outline1" style:display-name="PPT_Template1-outline1" style:family="presentation">
      <style:graphic-properties draw:stroke="none" draw:fill="none" draw:auto-grow-height="false" draw:fit-to-size="shrink-to-fit">
        <text:list-style style:name="PPT_5f_Template1-outline1" style:display-name="PPT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outline2" style:display-name="PPT_Template1-outline2" style:family="presentation" style:parent-style-name="PPT_5f_Template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-outline3" style:display-name="PPT_Template1-outline3" style:family="presentation" style:parent-style-name="PPT_5f_Template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-outline4" style:display-name="PPT_Template1-outline4" style:family="presentation" style:parent-style-name="PPT_5f_Template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-outline5" style:display-name="PPT_Template1-outline5" style:family="presentation" style:parent-style-name="PPT_5f_Template1-outline4">
      <style:paragraph-properties fo:margin-top="0cm" fo:margin-bottom="0.1cm"/>
      <style:text-properties fo:font-size="20pt" style:font-size-asian="20pt" style:font-size-complex="20pt"/>
    </style:style>
    <style:style style:name="PPT_5f_Template1-outline6" style:display-name="PPT_Template1-outline6" style:family="presentation" style:parent-style-name="PPT_5f_Template1-outline5">
      <style:paragraph-properties fo:margin-top="0cm" fo:margin-bottom="0.1cm"/>
      <style:text-properties fo:font-size="20pt" style:font-size-asian="20pt" style:font-size-complex="20pt"/>
    </style:style>
    <style:style style:name="PPT_5f_Template1-outline7" style:display-name="PPT_Template1-outline7" style:family="presentation" style:parent-style-name="PPT_5f_Template1-outline6">
      <style:paragraph-properties fo:margin-top="0cm" fo:margin-bottom="0.1cm"/>
      <style:text-properties fo:font-size="20pt" style:font-size-asian="20pt" style:font-size-complex="20pt"/>
    </style:style>
    <style:style style:name="PPT_5f_Template1-outline8" style:display-name="PPT_Template1-outline8" style:family="presentation" style:parent-style-name="PPT_5f_Template1-outline7">
      <style:paragraph-properties fo:margin-top="0cm" fo:margin-bottom="0.1cm"/>
      <style:text-properties fo:font-size="20pt" style:font-size-asian="20pt" style:font-size-complex="20pt"/>
    </style:style>
    <style:style style:name="PPT_5f_Template1-outline9" style:display-name="PPT_Template1-outline9" style:family="presentation" style:parent-style-name="PPT_5f_Template1-outline8">
      <style:paragraph-properties fo:margin-top="0cm" fo:margin-bottom="0.1cm"/>
      <style:text-properties fo:font-size="20pt" style:font-size-asian="20pt" style:font-size-complex="20pt"/>
    </style:style>
    <style:style style:name="PPT_5f_Template1-subtitle" style:display-name="PPT_Template1-subtitle" style:family="presentation">
      <style:graphic-properties draw:stroke="none" draw:fill="none" draw:textarea-vertical-align="middle">
        <text:list-style style:name="PPT_5f_Template1-subtitle" style:display-name="PPT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-title" style:display-name="PPT_Template1-title" style:family="presentation">
      <style:graphic-properties draw:stroke="none" draw:fill="none" draw:textarea-vertical-align="middle">
        <text:list-style style:name="PPT_5f_Template1-title" style:display-name="PPT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background" style:display-name="PPT_Template2-background" style:family="presentation">
      <style:graphic-properties draw:stroke="none" draw:fill="solid" draw:fill-color="#ffffff"/>
      <style:text-properties style:letter-kerning="true"/>
    </style:style>
    <style:style style:name="PPT_5f_Template2-backgroundobjects" style:display-name="PPT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2-notes" style:display-name="PPT_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2-outline1" style:display-name="PPT_Template2-outline1" style:family="presentation">
      <style:graphic-properties draw:stroke="none" draw:fill="none" draw:fill-image-width="0cm" draw:fill-image-height="0cm" draw:auto-grow-height="true" draw:fit-to-size="shrink-to-fit">
        <text:list-style style:name="PPT_5f_Template2-outline1" style:display-name="PPT_Template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outline2" style:display-name="PPT_Template2-outline2" style:family="presentation" style:parent-style-name="PPT_5f_Template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2-outline3" style:display-name="PPT_Template2-outline3" style:family="presentation" style:parent-style-name="PPT_5f_Template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2-outline4" style:display-name="PPT_Template2-outline4" style:family="presentation" style:parent-style-name="PPT_5f_Template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2-outline5" style:display-name="PPT_Template2-outline5" style:family="presentation" style:parent-style-name="PPT_5f_Template2-outline4">
      <style:paragraph-properties fo:margin-top="0cm" fo:margin-bottom="0.1cm"/>
      <style:text-properties fo:font-size="20pt" style:font-size-asian="20pt" style:font-size-complex="20pt"/>
    </style:style>
    <style:style style:name="PPT_5f_Template2-outline6" style:display-name="PPT_Template2-outline6" style:family="presentation" style:parent-style-name="PPT_5f_Template2-outline5">
      <style:paragraph-properties fo:margin-top="0cm" fo:margin-bottom="0.1cm"/>
      <style:text-properties fo:font-size="20pt" style:font-size-asian="20pt" style:font-size-complex="20pt"/>
    </style:style>
    <style:style style:name="PPT_5f_Template2-outline7" style:display-name="PPT_Template2-outline7" style:family="presentation" style:parent-style-name="PPT_5f_Template2-outline6">
      <style:paragraph-properties fo:margin-top="0cm" fo:margin-bottom="0.1cm"/>
      <style:text-properties fo:font-size="20pt" style:font-size-asian="20pt" style:font-size-complex="20pt"/>
    </style:style>
    <style:style style:name="PPT_5f_Template2-outline8" style:display-name="PPT_Template2-outline8" style:family="presentation" style:parent-style-name="PPT_5f_Template2-outline7">
      <style:paragraph-properties fo:margin-top="0cm" fo:margin-bottom="0.1cm"/>
      <style:text-properties fo:font-size="20pt" style:font-size-asian="20pt" style:font-size-complex="20pt"/>
    </style:style>
    <style:style style:name="PPT_5f_Template2-outline9" style:display-name="PPT_Template2-outline9" style:family="presentation" style:parent-style-name="PPT_5f_Template2-outline8">
      <style:paragraph-properties fo:margin-top="0cm" fo:margin-bottom="0.1cm"/>
      <style:text-properties fo:font-size="20pt" style:font-size-asian="20pt" style:font-size-complex="20pt"/>
    </style:style>
    <style:style style:name="PPT_5f_Template2-subtitle" style:display-name="PPT_Template2-subtitle" style:family="presentation">
      <style:graphic-properties draw:stroke="none" draw:fill="none" draw:textarea-vertical-align="middle">
        <text:list-style style:name="PPT_5f_Template2-subtitle" style:display-name="PPT_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2-title" style:display-name="PPT_Template2-title" style:family="presentation">
      <style:graphic-properties draw:stroke="none" draw:fill="solid" draw:fill-color="#0084d1" draw:fill-image-width="0cm" draw:fill-image-height="0cm" draw:textarea-vertical-align="middle">
        <text:list-style style:name="PPT_5f_Template2-title" style:display-name="PPT_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background" style:display-name="PPT_Template3-background" style:family="presentation">
      <style:graphic-properties draw:stroke="none" draw:fill="solid" draw:fill-color="#ffffff"/>
      <style:text-properties style:letter-kerning="true"/>
    </style:style>
    <style:style style:name="PPT_5f_Template3-backgroundobjects" style:display-name="PPT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3-notes" style:display-name="PPT_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3-outline1" style:display-name="PPT_Template3-outline1" style:family="presentation">
      <style:graphic-properties draw:stroke="none" draw:fill="none" draw:auto-grow-height="false" draw:fit-to-size="shrink-to-fit">
        <text:list-style style:name="PPT_5f_Template3-outline1" style:display-name="PPT_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outline2" style:display-name="PPT_Template3-outline2" style:family="presentation" style:parent-style-name="PPT_5f_Template3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3-outline3" style:display-name="PPT_Template3-outline3" style:family="presentation" style:parent-style-name="PPT_5f_Template3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3-outline4" style:display-name="PPT_Template3-outline4" style:family="presentation" style:parent-style-name="PPT_5f_Template3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3-outline5" style:display-name="PPT_Template3-outline5" style:family="presentation" style:parent-style-name="PPT_5f_Template3-outline4">
      <style:paragraph-properties fo:margin-top="0cm" fo:margin-bottom="0.1cm"/>
      <style:text-properties fo:font-size="20pt" style:font-size-asian="20pt" style:font-size-complex="20pt"/>
    </style:style>
    <style:style style:name="PPT_5f_Template3-outline6" style:display-name="PPT_Template3-outline6" style:family="presentation" style:parent-style-name="PPT_5f_Template3-outline5">
      <style:paragraph-properties fo:margin-top="0cm" fo:margin-bottom="0.1cm"/>
      <style:text-properties fo:font-size="20pt" style:font-size-asian="20pt" style:font-size-complex="20pt"/>
    </style:style>
    <style:style style:name="PPT_5f_Template3-outline7" style:display-name="PPT_Template3-outline7" style:family="presentation" style:parent-style-name="PPT_5f_Template3-outline6">
      <style:paragraph-properties fo:margin-top="0cm" fo:margin-bottom="0.1cm"/>
      <style:text-properties fo:font-size="20pt" style:font-size-asian="20pt" style:font-size-complex="20pt"/>
    </style:style>
    <style:style style:name="PPT_5f_Template3-outline8" style:display-name="PPT_Template3-outline8" style:family="presentation" style:parent-style-name="PPT_5f_Template3-outline7">
      <style:paragraph-properties fo:margin-top="0cm" fo:margin-bottom="0.1cm"/>
      <style:text-properties fo:font-size="20pt" style:font-size-asian="20pt" style:font-size-complex="20pt"/>
    </style:style>
    <style:style style:name="PPT_5f_Template3-outline9" style:display-name="PPT_Template3-outline9" style:family="presentation" style:parent-style-name="PPT_5f_Template3-outline8">
      <style:paragraph-properties fo:margin-top="0cm" fo:margin-bottom="0.1cm"/>
      <style:text-properties fo:font-size="20pt" style:font-size-asian="20pt" style:font-size-complex="20pt"/>
    </style:style>
    <style:style style:name="PPT_5f_Template3-subtitle" style:display-name="PPT_Template3-subtitle" style:family="presentation">
      <style:graphic-properties draw:stroke="none" draw:fill="none" draw:textarea-vertical-align="middle">
        <text:list-style style:name="PPT_5f_Template3-subtitle" style:display-name="PPT_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3-title" style:display-name="PPT_Template3-title" style:family="presentation">
      <style:graphic-properties draw:stroke="none" draw:fill="none" draw:textarea-vertical-align="middle">
        <text:list-style style:name="PPT_5f_Template3-title" style:display-name="PPT_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background" style:display-name="PPT_Template4-background" style:family="presentation">
      <style:graphic-properties draw:stroke="none" draw:fill="solid" draw:fill-color="#ffffff"/>
      <style:text-properties style:letter-kerning="true"/>
    </style:style>
    <style:style style:name="PPT_5f_Template4-backgroundobjects" style:display-name="PPT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4-notes" style:display-name="PPT_Templat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4-outline1" style:display-name="PPT_Template4-outline1" style:family="presentation">
      <style:graphic-properties draw:stroke="none" draw:fill="none" draw:auto-grow-height="false" draw:fit-to-size="shrink-to-fit">
        <text:list-style style:name="PPT_5f_Template4-outline1" style:display-name="PPT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outline2" style:display-name="PPT_Template4-outline2" style:family="presentation" style:parent-style-name="PPT_5f_Template4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4-outline3" style:display-name="PPT_Template4-outline3" style:family="presentation" style:parent-style-name="PPT_5f_Template4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4-outline4" style:display-name="PPT_Template4-outline4" style:family="presentation" style:parent-style-name="PPT_5f_Template4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4-outline5" style:display-name="PPT_Template4-outline5" style:family="presentation" style:parent-style-name="PPT_5f_Template4-outline4">
      <style:paragraph-properties fo:margin-top="0cm" fo:margin-bottom="0.1cm"/>
      <style:text-properties fo:font-size="20pt" style:font-size-asian="20pt" style:font-size-complex="20pt"/>
    </style:style>
    <style:style style:name="PPT_5f_Template4-outline6" style:display-name="PPT_Template4-outline6" style:family="presentation" style:parent-style-name="PPT_5f_Template4-outline5">
      <style:paragraph-properties fo:margin-top="0cm" fo:margin-bottom="0.1cm"/>
      <style:text-properties fo:font-size="20pt" style:font-size-asian="20pt" style:font-size-complex="20pt"/>
    </style:style>
    <style:style style:name="PPT_5f_Template4-outline7" style:display-name="PPT_Template4-outline7" style:family="presentation" style:parent-style-name="PPT_5f_Template4-outline6">
      <style:paragraph-properties fo:margin-top="0cm" fo:margin-bottom="0.1cm"/>
      <style:text-properties fo:font-size="20pt" style:font-size-asian="20pt" style:font-size-complex="20pt"/>
    </style:style>
    <style:style style:name="PPT_5f_Template4-outline8" style:display-name="PPT_Template4-outline8" style:family="presentation" style:parent-style-name="PPT_5f_Template4-outline7">
      <style:paragraph-properties fo:margin-top="0cm" fo:margin-bottom="0.1cm"/>
      <style:text-properties fo:font-size="20pt" style:font-size-asian="20pt" style:font-size-complex="20pt"/>
    </style:style>
    <style:style style:name="PPT_5f_Template4-outline9" style:display-name="PPT_Template4-outline9" style:family="presentation" style:parent-style-name="PPT_5f_Template4-outline8">
      <style:paragraph-properties fo:margin-top="0cm" fo:margin-bottom="0.1cm"/>
      <style:text-properties fo:font-size="20pt" style:font-size-asian="20pt" style:font-size-complex="20pt"/>
    </style:style>
    <style:style style:name="PPT_5f_Template4-subtitle" style:display-name="PPT_Template4-subtitle" style:family="presentation">
      <style:graphic-properties draw:stroke="none" draw:fill="none" draw:textarea-vertical-align="middle">
        <text:list-style style:name="PPT_5f_Template4-subtitle" style:display-name="PPT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4-title" style:display-name="PPT_Template4-title" style:family="presentation">
      <style:graphic-properties draw:stroke="none" draw:fill="none" draw:textarea-vertical-align="middle">
        <text:list-style style:name="PPT_5f_Template4-title" style:display-name="PPT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background" style:display-name="PPT_Template5-background" style:family="presentation">
      <style:graphic-properties draw:stroke="none" draw:fill="solid" draw:fill-color="#ffffff"/>
      <style:text-properties style:letter-kerning="true"/>
    </style:style>
    <style:style style:name="PPT_5f_Template5-backgroundobjects" style:display-name="PPT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5-notes" style:display-name="PPT_Template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5-outline1" style:display-name="PPT_Template5-outline1" style:family="presentation">
      <style:graphic-properties draw:stroke="none" draw:fill="none" draw:auto-grow-height="false" draw:fit-to-size="shrink-to-fit">
        <text:list-style style:name="PPT_5f_Template5-outline1" style:display-name="PPT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outline2" style:display-name="PPT_Template5-outline2" style:family="presentation" style:parent-style-name="PPT_5f_Template5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5-outline3" style:display-name="PPT_Template5-outline3" style:family="presentation" style:parent-style-name="PPT_5f_Template5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5-outline4" style:display-name="PPT_Template5-outline4" style:family="presentation" style:parent-style-name="PPT_5f_Template5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5-outline5" style:display-name="PPT_Template5-outline5" style:family="presentation" style:parent-style-name="PPT_5f_Template5-outline4">
      <style:paragraph-properties fo:margin-top="0cm" fo:margin-bottom="0.1cm"/>
      <style:text-properties fo:font-size="20pt" style:font-size-asian="20pt" style:font-size-complex="20pt"/>
    </style:style>
    <style:style style:name="PPT_5f_Template5-outline6" style:display-name="PPT_Template5-outline6" style:family="presentation" style:parent-style-name="PPT_5f_Template5-outline5">
      <style:paragraph-properties fo:margin-top="0cm" fo:margin-bottom="0.1cm"/>
      <style:text-properties fo:font-size="20pt" style:font-size-asian="20pt" style:font-size-complex="20pt"/>
    </style:style>
    <style:style style:name="PPT_5f_Template5-outline7" style:display-name="PPT_Template5-outline7" style:family="presentation" style:parent-style-name="PPT_5f_Template5-outline6">
      <style:paragraph-properties fo:margin-top="0cm" fo:margin-bottom="0.1cm"/>
      <style:text-properties fo:font-size="20pt" style:font-size-asian="20pt" style:font-size-complex="20pt"/>
    </style:style>
    <style:style style:name="PPT_5f_Template5-outline8" style:display-name="PPT_Template5-outline8" style:family="presentation" style:parent-style-name="PPT_5f_Template5-outline7">
      <style:paragraph-properties fo:margin-top="0cm" fo:margin-bottom="0.1cm"/>
      <style:text-properties fo:font-size="20pt" style:font-size-asian="20pt" style:font-size-complex="20pt"/>
    </style:style>
    <style:style style:name="PPT_5f_Template5-outline9" style:display-name="PPT_Template5-outline9" style:family="presentation" style:parent-style-name="PPT_5f_Template5-outline8">
      <style:paragraph-properties fo:margin-top="0cm" fo:margin-bottom="0.1cm"/>
      <style:text-properties fo:font-size="20pt" style:font-size-asian="20pt" style:font-size-complex="20pt"/>
    </style:style>
    <style:style style:name="PPT_5f_Template5-subtitle" style:display-name="PPT_Template5-subtitle" style:family="presentation">
      <style:graphic-properties draw:stroke="none" draw:fill="none" draw:textarea-vertical-align="middle">
        <text:list-style style:name="PPT_5f_Template5-subtitle" style:display-name="PPT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5-title" style:display-name="PPT_Template5-title" style:family="presentation">
      <style:graphic-properties draw:stroke="none" draw:fill="none" draw:textarea-vertical-align="middle">
        <text:list-style style:name="PPT_5f_Template5-title" style:display-name="PPT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background" style:display-name="PPT_Template6-background" style:family="presentation">
      <style:graphic-properties draw:stroke="none" draw:fill="solid" draw:fill-color="#ffffff"/>
      <style:text-properties style:letter-kerning="true"/>
    </style:style>
    <style:style style:name="PPT_5f_Template6-backgroundobjects" style:display-name="PPT_Templat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6-notes" style:display-name="PPT_Template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6-outline1" style:display-name="PPT_Template6-outline1" style:family="presentation">
      <style:graphic-properties draw:stroke="none" draw:fill="none" draw:auto-grow-height="false" draw:fit-to-size="shrink-to-fit">
        <text:list-style style:name="PPT_5f_Template6-outline1" style:display-name="PPT_Template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outline2" style:display-name="PPT_Template6-outline2" style:family="presentation" style:parent-style-name="PPT_5f_Template6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6-outline3" style:display-name="PPT_Template6-outline3" style:family="presentation" style:parent-style-name="PPT_5f_Template6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6-outline4" style:display-name="PPT_Template6-outline4" style:family="presentation" style:parent-style-name="PPT_5f_Template6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6-outline5" style:display-name="PPT_Template6-outline5" style:family="presentation" style:parent-style-name="PPT_5f_Template6-outline4">
      <style:paragraph-properties fo:margin-top="0cm" fo:margin-bottom="0.1cm"/>
      <style:text-properties fo:font-size="20pt" style:font-size-asian="20pt" style:font-size-complex="20pt"/>
    </style:style>
    <style:style style:name="PPT_5f_Template6-outline6" style:display-name="PPT_Template6-outline6" style:family="presentation" style:parent-style-name="PPT_5f_Template6-outline5">
      <style:paragraph-properties fo:margin-top="0cm" fo:margin-bottom="0.1cm"/>
      <style:text-properties fo:font-size="20pt" style:font-size-asian="20pt" style:font-size-complex="20pt"/>
    </style:style>
    <style:style style:name="PPT_5f_Template6-outline7" style:display-name="PPT_Template6-outline7" style:family="presentation" style:parent-style-name="PPT_5f_Template6-outline6">
      <style:paragraph-properties fo:margin-top="0cm" fo:margin-bottom="0.1cm"/>
      <style:text-properties fo:font-size="20pt" style:font-size-asian="20pt" style:font-size-complex="20pt"/>
    </style:style>
    <style:style style:name="PPT_5f_Template6-outline8" style:display-name="PPT_Template6-outline8" style:family="presentation" style:parent-style-name="PPT_5f_Template6-outline7">
      <style:paragraph-properties fo:margin-top="0cm" fo:margin-bottom="0.1cm"/>
      <style:text-properties fo:font-size="20pt" style:font-size-asian="20pt" style:font-size-complex="20pt"/>
    </style:style>
    <style:style style:name="PPT_5f_Template6-outline9" style:display-name="PPT_Template6-outline9" style:family="presentation" style:parent-style-name="PPT_5f_Template6-outline8">
      <style:paragraph-properties fo:margin-top="0cm" fo:margin-bottom="0.1cm"/>
      <style:text-properties fo:font-size="20pt" style:font-size-asian="20pt" style:font-size-complex="20pt"/>
    </style:style>
    <style:style style:name="PPT_5f_Template6-subtitle" style:display-name="PPT_Template6-subtitle" style:family="presentation">
      <style:graphic-properties draw:stroke="none" draw:fill="none" draw:textarea-vertical-align="middle">
        <text:list-style style:name="PPT_5f_Template6-subtitle" style:display-name="PPT_Template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6-title" style:display-name="PPT_Template6-title" style:family="presentation">
      <style:graphic-properties draw:stroke="none" draw:fill="none" draw:textarea-vertical-align="middle">
        <text:list-style style:name="PPT_5f_Template6-title" style:display-name="PPT_Template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background" style:display-name="PPT_Template7-background" style:family="presentation">
      <style:graphic-properties draw:stroke="none" draw:fill="solid" draw:fill-color="#ffffff"/>
      <style:text-properties style:letter-kerning="true"/>
    </style:style>
    <style:style style:name="PPT_5f_Template7-backgroundobjects" style:display-name="PPT_Templat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7-notes" style:display-name="PPT_Template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7-outline1" style:display-name="PPT_Template7-outline1" style:family="presentation">
      <style:graphic-properties draw:stroke="none" draw:fill="none" draw:auto-grow-height="false" draw:fit-to-size="shrink-to-fit">
        <text:list-style style:name="PPT_5f_Template7-outline1" style:display-name="PPT_Template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outline2" style:display-name="PPT_Template7-outline2" style:family="presentation" style:parent-style-name="PPT_5f_Template7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7-outline3" style:display-name="PPT_Template7-outline3" style:family="presentation" style:parent-style-name="PPT_5f_Template7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7-outline4" style:display-name="PPT_Template7-outline4" style:family="presentation" style:parent-style-name="PPT_5f_Template7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7-outline5" style:display-name="PPT_Template7-outline5" style:family="presentation" style:parent-style-name="PPT_5f_Template7-outline4">
      <style:paragraph-properties fo:margin-top="0cm" fo:margin-bottom="0.1cm"/>
      <style:text-properties fo:font-size="20pt" style:font-size-asian="20pt" style:font-size-complex="20pt"/>
    </style:style>
    <style:style style:name="PPT_5f_Template7-outline6" style:display-name="PPT_Template7-outline6" style:family="presentation" style:parent-style-name="PPT_5f_Template7-outline5">
      <style:paragraph-properties fo:margin-top="0cm" fo:margin-bottom="0.1cm"/>
      <style:text-properties fo:font-size="20pt" style:font-size-asian="20pt" style:font-size-complex="20pt"/>
    </style:style>
    <style:style style:name="PPT_5f_Template7-outline7" style:display-name="PPT_Template7-outline7" style:family="presentation" style:parent-style-name="PPT_5f_Template7-outline6">
      <style:paragraph-properties fo:margin-top="0cm" fo:margin-bottom="0.1cm"/>
      <style:text-properties fo:font-size="20pt" style:font-size-asian="20pt" style:font-size-complex="20pt"/>
    </style:style>
    <style:style style:name="PPT_5f_Template7-outline8" style:display-name="PPT_Template7-outline8" style:family="presentation" style:parent-style-name="PPT_5f_Template7-outline7">
      <style:paragraph-properties fo:margin-top="0cm" fo:margin-bottom="0.1cm"/>
      <style:text-properties fo:font-size="20pt" style:font-size-asian="20pt" style:font-size-complex="20pt"/>
    </style:style>
    <style:style style:name="PPT_5f_Template7-outline9" style:display-name="PPT_Template7-outline9" style:family="presentation" style:parent-style-name="PPT_5f_Template7-outline8">
      <style:paragraph-properties fo:margin-top="0cm" fo:margin-bottom="0.1cm"/>
      <style:text-properties fo:font-size="20pt" style:font-size-asian="20pt" style:font-size-complex="20pt"/>
    </style:style>
    <style:style style:name="PPT_5f_Template7-subtitle" style:display-name="PPT_Template7-subtitle" style:family="presentation">
      <style:graphic-properties draw:stroke="none" draw:fill="none" draw:textarea-vertical-align="middle">
        <text:list-style style:name="PPT_5f_Template7-subtitle" style:display-name="PPT_Template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7-title" style:display-name="PPT_Template7-title" style:family="presentation">
      <style:graphic-properties draw:stroke="none" draw:fill="none" draw:textarea-vertical-align="middle">
        <text:list-style style:name="PPT_5f_Template7-title" style:display-name="PPT_Template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background" style:display-name="PPT_Template8-background" style:family="presentation">
      <style:graphic-properties draw:stroke="none" draw:fill="solid" draw:fill-color="#ffffff"/>
      <style:text-properties style:letter-kerning="true"/>
    </style:style>
    <style:style style:name="PPT_5f_Template8-backgroundobjects" style:display-name="PPT_Templat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8-notes" style:display-name="PPT_Template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8-outline1" style:display-name="PPT_Template8-outline1" style:family="presentation">
      <style:graphic-properties draw:stroke="none" draw:fill="none" draw:auto-grow-height="false" draw:fit-to-size="shrink-to-fit">
        <text:list-style style:name="PPT_5f_Template8-outline1" style:display-name="PPT_Template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outline2" style:display-name="PPT_Template8-outline2" style:family="presentation" style:parent-style-name="PPT_5f_Template8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8-outline3" style:display-name="PPT_Template8-outline3" style:family="presentation" style:parent-style-name="PPT_5f_Template8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8-outline4" style:display-name="PPT_Template8-outline4" style:family="presentation" style:parent-style-name="PPT_5f_Template8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8-outline5" style:display-name="PPT_Template8-outline5" style:family="presentation" style:parent-style-name="PPT_5f_Template8-outline4">
      <style:paragraph-properties fo:margin-top="0cm" fo:margin-bottom="0.1cm"/>
      <style:text-properties fo:font-size="20pt" style:font-size-asian="20pt" style:font-size-complex="20pt"/>
    </style:style>
    <style:style style:name="PPT_5f_Template8-outline6" style:display-name="PPT_Template8-outline6" style:family="presentation" style:parent-style-name="PPT_5f_Template8-outline5">
      <style:paragraph-properties fo:margin-top="0cm" fo:margin-bottom="0.1cm"/>
      <style:text-properties fo:font-size="20pt" style:font-size-asian="20pt" style:font-size-complex="20pt"/>
    </style:style>
    <style:style style:name="PPT_5f_Template8-outline7" style:display-name="PPT_Template8-outline7" style:family="presentation" style:parent-style-name="PPT_5f_Template8-outline6">
      <style:paragraph-properties fo:margin-top="0cm" fo:margin-bottom="0.1cm"/>
      <style:text-properties fo:font-size="20pt" style:font-size-asian="20pt" style:font-size-complex="20pt"/>
    </style:style>
    <style:style style:name="PPT_5f_Template8-outline8" style:display-name="PPT_Template8-outline8" style:family="presentation" style:parent-style-name="PPT_5f_Template8-outline7">
      <style:paragraph-properties fo:margin-top="0cm" fo:margin-bottom="0.1cm"/>
      <style:text-properties fo:font-size="20pt" style:font-size-asian="20pt" style:font-size-complex="20pt"/>
    </style:style>
    <style:style style:name="PPT_5f_Template8-outline9" style:display-name="PPT_Template8-outline9" style:family="presentation" style:parent-style-name="PPT_5f_Template8-outline8">
      <style:paragraph-properties fo:margin-top="0cm" fo:margin-bottom="0.1cm"/>
      <style:text-properties fo:font-size="20pt" style:font-size-asian="20pt" style:font-size-complex="20pt"/>
    </style:style>
    <style:style style:name="PPT_5f_Template8-subtitle" style:display-name="PPT_Template8-subtitle" style:family="presentation">
      <style:graphic-properties draw:stroke="none" draw:fill="none" draw:textarea-vertical-align="middle">
        <text:list-style style:name="PPT_5f_Template8-subtitle" style:display-name="PPT_Template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8-title" style:display-name="PPT_Template8-title" style:family="presentation">
      <style:graphic-properties draw:stroke="none" draw:fill="none" draw:textarea-vertical-align="middle">
        <text:list-style style:name="PPT_5f_Template8-title" style:display-name="PPT_Template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background" style:display-name="PPT_Template9-background" style:family="presentation">
      <style:graphic-properties draw:stroke="none" draw:fill="solid" draw:fill-color="#ffffff"/>
      <style:text-properties style:letter-kerning="true"/>
    </style:style>
    <style:style style:name="PPT_5f_Template9-backgroundobjects" style:display-name="PPT_Templat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9-notes" style:display-name="PPT_Template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9-outline1" style:display-name="PPT_Template9-outline1" style:family="presentation">
      <style:graphic-properties draw:stroke="none" draw:fill="none" draw:auto-grow-height="false" draw:fit-to-size="shrink-to-fit">
        <text:list-style style:name="PPT_5f_Template9-outline1" style:display-name="PPT_Template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outline2" style:display-name="PPT_Template9-outline2" style:family="presentation" style:parent-style-name="PPT_5f_Template9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9-outline3" style:display-name="PPT_Template9-outline3" style:family="presentation" style:parent-style-name="PPT_5f_Template9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9-outline4" style:display-name="PPT_Template9-outline4" style:family="presentation" style:parent-style-name="PPT_5f_Template9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9-outline5" style:display-name="PPT_Template9-outline5" style:family="presentation" style:parent-style-name="PPT_5f_Template9-outline4">
      <style:paragraph-properties fo:margin-top="0cm" fo:margin-bottom="0.1cm"/>
      <style:text-properties fo:font-size="20pt" style:font-size-asian="20pt" style:font-size-complex="20pt"/>
    </style:style>
    <style:style style:name="PPT_5f_Template9-outline6" style:display-name="PPT_Template9-outline6" style:family="presentation" style:parent-style-name="PPT_5f_Template9-outline5">
      <style:paragraph-properties fo:margin-top="0cm" fo:margin-bottom="0.1cm"/>
      <style:text-properties fo:font-size="20pt" style:font-size-asian="20pt" style:font-size-complex="20pt"/>
    </style:style>
    <style:style style:name="PPT_5f_Template9-outline7" style:display-name="PPT_Template9-outline7" style:family="presentation" style:parent-style-name="PPT_5f_Template9-outline6">
      <style:paragraph-properties fo:margin-top="0cm" fo:margin-bottom="0.1cm"/>
      <style:text-properties fo:font-size="20pt" style:font-size-asian="20pt" style:font-size-complex="20pt"/>
    </style:style>
    <style:style style:name="PPT_5f_Template9-outline8" style:display-name="PPT_Template9-outline8" style:family="presentation" style:parent-style-name="PPT_5f_Template9-outline7">
      <style:paragraph-properties fo:margin-top="0cm" fo:margin-bottom="0.1cm"/>
      <style:text-properties fo:font-size="20pt" style:font-size-asian="20pt" style:font-size-complex="20pt"/>
    </style:style>
    <style:style style:name="PPT_5f_Template9-outline9" style:display-name="PPT_Template9-outline9" style:family="presentation" style:parent-style-name="PPT_5f_Template9-outline8">
      <style:paragraph-properties fo:margin-top="0cm" fo:margin-bottom="0.1cm"/>
      <style:text-properties fo:font-size="20pt" style:font-size-asian="20pt" style:font-size-complex="20pt"/>
    </style:style>
    <style:style style:name="PPT_5f_Template9-subtitle" style:display-name="PPT_Template9-subtitle" style:family="presentation">
      <style:graphic-properties draw:stroke="none" draw:fill="none" draw:textarea-vertical-align="middle">
        <text:list-style style:name="PPT_5f_Template9-subtitle" style:display-name="PPT_Template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9-title" style:display-name="PPT_Template9-title" style:family="presentation">
      <style:graphic-properties draw:stroke="none" draw:fill="none" draw:textarea-vertical-align="middle">
        <text:list-style style:name="PPT_5f_Template9-title" style:display-name="PPT_Template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background" style:display-name="PPT_Template10-background" style:family="presentation">
      <style:graphic-properties draw:stroke="none" draw:fill="solid" draw:fill-color="#ffffff"/>
      <style:text-properties style:letter-kerning="true"/>
    </style:style>
    <style:style style:name="PPT_5f_Template10-backgroundobjects" style:display-name="PPT_Templat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0-notes" style:display-name="PPT_Template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0-outline1" style:display-name="PPT_Template10-outline1" style:family="presentation">
      <style:graphic-properties draw:stroke="none" draw:fill="none" draw:auto-grow-height="false" draw:fit-to-size="shrink-to-fit">
        <text:list-style style:name="PPT_5f_Template10-outline1" style:display-name="PPT_Template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outline2" style:display-name="PPT_Template10-outline2" style:family="presentation" style:parent-style-name="PPT_5f_Template10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0-outline3" style:display-name="PPT_Template10-outline3" style:family="presentation" style:parent-style-name="PPT_5f_Template10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0-outline4" style:display-name="PPT_Template10-outline4" style:family="presentation" style:parent-style-name="PPT_5f_Template10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0-outline5" style:display-name="PPT_Template10-outline5" style:family="presentation" style:parent-style-name="PPT_5f_Template10-outline4">
      <style:paragraph-properties fo:margin-top="0cm" fo:margin-bottom="0.1cm"/>
      <style:text-properties fo:font-size="20pt" style:font-size-asian="20pt" style:font-size-complex="20pt"/>
    </style:style>
    <style:style style:name="PPT_5f_Template10-outline6" style:display-name="PPT_Template10-outline6" style:family="presentation" style:parent-style-name="PPT_5f_Template10-outline5">
      <style:paragraph-properties fo:margin-top="0cm" fo:margin-bottom="0.1cm"/>
      <style:text-properties fo:font-size="20pt" style:font-size-asian="20pt" style:font-size-complex="20pt"/>
    </style:style>
    <style:style style:name="PPT_5f_Template10-outline7" style:display-name="PPT_Template10-outline7" style:family="presentation" style:parent-style-name="PPT_5f_Template10-outline6">
      <style:paragraph-properties fo:margin-top="0cm" fo:margin-bottom="0.1cm"/>
      <style:text-properties fo:font-size="20pt" style:font-size-asian="20pt" style:font-size-complex="20pt"/>
    </style:style>
    <style:style style:name="PPT_5f_Template10-outline8" style:display-name="PPT_Template10-outline8" style:family="presentation" style:parent-style-name="PPT_5f_Template10-outline7">
      <style:paragraph-properties fo:margin-top="0cm" fo:margin-bottom="0.1cm"/>
      <style:text-properties fo:font-size="20pt" style:font-size-asian="20pt" style:font-size-complex="20pt"/>
    </style:style>
    <style:style style:name="PPT_5f_Template10-outline9" style:display-name="PPT_Template10-outline9" style:family="presentation" style:parent-style-name="PPT_5f_Template10-outline8">
      <style:paragraph-properties fo:margin-top="0cm" fo:margin-bottom="0.1cm"/>
      <style:text-properties fo:font-size="20pt" style:font-size-asian="20pt" style:font-size-complex="20pt"/>
    </style:style>
    <style:style style:name="PPT_5f_Template10-subtitle" style:display-name="PPT_Template10-subtitle" style:family="presentation">
      <style:graphic-properties draw:stroke="none" draw:fill="none" draw:textarea-vertical-align="middle">
        <text:list-style style:name="PPT_5f_Template10-subtitle" style:display-name="PPT_Template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0-title" style:display-name="PPT_Template10-title" style:family="presentation">
      <style:graphic-properties draw:stroke="none" draw:fill="none" draw:textarea-vertical-align="middle">
        <text:list-style style:name="PPT_5f_Template10-title" style:display-name="PPT_Template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23cm, 0cm, 0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PT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PPT_5f_Templat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Mpr6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Mpr7" style:family="presentation" style:parent-style-name="PPT_5f_Templat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PT_5f_Templat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PT_5f_Template2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0" style:family="presentation" style:parent-style-name="PPT_5f_Template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1" style:family="presentation" style:parent-style-name="PPT_5f_Template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PT_5f_Template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PPT_5f_Template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4" style:family="presentation" style:parent-style-name="PPT_5f_Template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5" style:family="presentation" style:parent-style-name="PPT_5f_Template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PPT_5f_Template3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PPT_5f_Template4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8" style:family="presentation" style:parent-style-name="PPT_5f_Template4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9" style:family="presentation" style:parent-style-name="PPT_5f_Template4-backgroundobjects">
      <style:graphic-properties draw:stroke="none" draw:fill="none" draw:fill-color="#ffffff" draw:auto-grow-height="false" fo:min-height="1.485cm"/>
    </style:style>
    <style:style style:name="Mpr20" style:family="presentation" style:parent-style-name="PPT_5f_Template4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PPT_5f_Template5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2" style:family="presentation" style:parent-style-name="PPT_5f_Template5-outline1">
      <style:graphic-properties draw:stroke="none" svg:stroke-width="0cm" draw:fill="none" draw:textarea-vertical-align="middle" draw:auto-grow-height="false" draw:fit-to-size="shrink-to-fit" fo:min-height="6.629cm" fo:padding-top="0.095cm" fo:padding-bottom="0.095cm" fo:padding-left="0.19cm" fo:padding-right="0.19cm" fo:wrap-option="wrap"/>
    </style:style>
    <style:style style:name="Mpr23" style:family="presentation" style:parent-style-name="PPT_5f_Template5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4" style:family="presentation" style:parent-style-name="PPT_5f_Template5-backgroundobjects">
      <style:graphic-properties draw:stroke="none" draw:fill="none" draw:fill-color="#ffffff" draw:auto-grow-height="false" fo:min-height="1.485cm"/>
    </style:style>
    <style:style style:name="Mpr25" style:family="presentation" style:parent-style-name="PPT_5f_Template5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PPT_5f_Template6-outline1">
      <style:graphic-properties draw:stroke="none" svg:stroke-width="0cm" draw:fill="none" draw:textarea-vertical-align="top" draw:auto-grow-height="false" draw:fit-to-size="shrink-to-fit" fo:min-height="6.629cm" fo:padding-top="0.095cm" fo:padding-bottom="0.095cm" fo:padding-left="0.19cm" fo:padding-right="0.19cm" fo:wrap-option="wrap"/>
    </style:style>
    <style:style style:name="Mpr27" style:family="presentation" style:parent-style-name="PPT_5f_Template6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8" style:family="presentation" style:parent-style-name="PPT_5f_Template6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9" style:family="presentation" style:parent-style-name="PPT_5f_Template6-backgroundobjects">
      <style:graphic-properties draw:stroke="none" draw:fill="none" draw:fill-color="#ffffff" draw:auto-grow-height="false" fo:min-height="1.485cm"/>
    </style:style>
    <style:style style:name="Mpr30" style:family="presentation" style:parent-style-name="PPT_5f_Template6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PPT_5f_Template7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2" style:family="presentation" style:parent-style-name="PPT_5f_Template7-backgroundobjects">
      <style:graphic-properties draw:stroke="none" draw:fill="none" draw:fill-color="#ffffff" draw:auto-grow-height="false" fo:min-height="1.485cm"/>
    </style:style>
    <style:style style:name="Mpr33" style:family="presentation" style:parent-style-name="PPT_5f_Template7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PPT_5f_Template8-backgroundobjects">
      <style:graphic-properties draw:stroke="none" draw:fill="none" draw:fill-color="#ffffff" draw:auto-grow-height="false" fo:min-height="1.485cm"/>
    </style:style>
    <style:style style:name="Mpr35" style:family="presentation" style:parent-style-name="PPT_5f_Template8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PPT_5f_Template9-backgroundobjects">
      <style:graphic-properties draw:stroke="none" draw:fill="none" draw:fill-color="#ffffff" draw:auto-grow-height="false" fo:min-height="1.485cm"/>
    </style:style>
    <style:style style:name="Mpr37" style:family="presentation" style:parent-style-name="PPT_5f_Template9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PPT_5f_Template10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PT_5f_Template1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PT_5f_Template" style:display-name="PPT_Templat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6" draw:style-name="Mgr8" draw:text-style-name="MP4" draw:layer="backgroundobjects" svg:width="7.407cm" svg:height="3.265cm" svg:x="12.806cm" svg:y="2.431cm">
        <draw:image xlink:href="Pictures/10000200000002B400000116B852FE53.png" xlink:type="simple" xlink:show="embed" xlink:actuate="onLoad">
          <text:p/>
        </draw:image>
      </draw:frame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9" draw:text-style-name="MP6" draw:layer="backgroundobjects" svg:width="7.111cm" svg:height="0.38cm" svg:x="6.604cm" svg:y="10.837cm">
        <text:p text:style-name="MP12"><text:span text:style-name="MT5">Copyright © 2018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PT_5f_Template-title" draw:layer="backgroundobjects" svg:width="14.848cm" svg:height="11.136cm" svg:x="3.075cm" svg:y="2.257cm" presentation:class="page"/>
        <draw:frame presentation:style-name="PPT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" style:display-name="PPT_Template1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414cm" svg:height="1.269cm" svg:x="1.905cm" svg:y="4.233cm" presentation:class="title" presentation:user-transformed="true">
        <draw:text-box>
          <text:p text:style-name="MP13"><text:span text:style-name="MT3">Click to edit the title text formatClick to edit Master title style</text:span></text:p>
        </draw:text-box>
      </draw:frame>
      <draw:frame draw:name="Text Placeholder 2" presentation:style-name="Mpr6" draw:text-style-name="MP11" draw:layer="backgroundobjects" svg:width="17.271cm" svg:height="1.248cm" svg:x="3.048cm" svg:y="5.50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Edit Master text styles</text:span></text:p>
        </draw:text-box>
      </draw:frame>
      <presentation:notes style:page-layout-name="PM0">
        <draw:page-thumbnail presentation:style-name="PPT_5f_Template1-title" draw:layer="backgroundobjects" svg:width="19.798cm" svg:height="11.136cm" svg:x="0.6cm" svg:y="2.257cm" presentation:class="page"/>
        <draw:frame presentation:style-name="PPT_5f_Templat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2" style:display-name="PPT_Template2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9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0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presentation:notes style:page-layout-name="PM0">
        <draw:page-thumbnail presentation:style-name="PPT_5f_Template2-title" draw:layer="backgroundobjects" svg:width="19.798cm" svg:height="11.136cm" svg:x="0.6cm" svg:y="2.257cm" presentation:class="page"/>
        <draw:frame presentation:style-name="PPT_5f_Templat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3" style:display-name="PPT_Template3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3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4" draw:text-style-name="MP11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11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3-title" draw:layer="backgroundobjects" svg:width="19.798cm" svg:height="11.136cm" svg:x="0.6cm" svg:y="2.257cm" presentation:class="page"/>
        <draw:frame presentation:style-name="PPT_5f_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4" style:display-name="PPT_Template4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7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8" draw:text-style-name="MP11" draw:layer="backgroundobjects" svg:width="19.608cm" svg:height="4.444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8" draw:text-style-name="MP11" draw:layer="backgroundobjects" svg:width="19.608cm" svg:height="4.444cm" svg:x="0.356cm" svg:y="6.138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4-title" draw:layer="backgroundobjects" svg:width="19.798cm" svg:height="11.136cm" svg:x="0.6cm" svg:y="2.257cm" presentation:class="page"/>
        <draw:frame presentation:style-name="PPT_5f_Template4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5" style:display-name="PPT_Template5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2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Text Placeholder 2" presentation:style-name="Mpr22" draw:text-style-name="MP11" draw:layer="backgroundobjects" svg:width="9.651cm" svg:height="1.057cm" svg:x="0.356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7">Seventh Outline LevelEdit Master text styles</text:span></text:p>
        </draw:text-box>
      </draw:frame>
      <draw:frame draw:name="Content Placeholder 3" presentation:style-name="Mpr23" draw:text-style-name="MP3" draw:layer="backgroundobjects" svg:width="9.651cm" svg:height="8.042cm" svg:x="0.356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6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11" draw:layer="backgroundobjects" svg:width="9.651cm" svg:height="1.057cm" svg:x="10.3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7">Seventh Outline LevelEdit Master text styles</text:span></text:p>
        </draw:text-box>
      </draw:frame>
      <draw:frame draw:name="Content Placeholder 5" presentation:style-name="Mpr23" draw:text-style-name="MP3" draw:layer="backgroundobjects" svg:width="9.651cm" svg:height="8.042cm" svg:x="10.3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6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5-title" draw:layer="backgroundobjects" svg:width="19.798cm" svg:height="11.136cm" svg:x="0.6cm" svg:y="2.257cm" presentation:class="page"/>
        <draw:frame presentation:style-name="PPT_5f_Template5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6" style:display-name="PPT_Template6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26" draw:text-style-name="MP11" draw:layer="backgroundobjects" svg:width="11.683cm" svg:height="8.889cm" svg:x="8.304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7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6" presentation:style-name="Mpr28" draw:text-style-name="MP11" draw:layer="backgroundobjects" svg:width="7.619cm" svg:height="7.619cm" svg:x="0.356cm" svg:y="2.11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Click to insert Chart, Table or Picture</text:span></text:p>
            </text:list-item>
          </text:list>
        </draw:text-box>
      </draw:frame>
      <presentation:notes style:page-layout-name="PM0">
        <draw:page-thumbnail presentation:style-name="PPT_5f_Template6-title" draw:layer="backgroundobjects" svg:width="19.798cm" svg:height="11.136cm" svg:x="0.6cm" svg:y="2.257cm" presentation:class="page"/>
        <draw:frame presentation:style-name="PPT_5f_Template6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7" style:display-name="PPT_Template7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3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presentation:style-name="PPT_5f_Template7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7-title" draw:layer="backgroundobjects" svg:width="19.798cm" svg:height="11.136cm" svg:x="0.6cm" svg:y="2.257cm" presentation:class="page"/>
        <draw:frame presentation:style-name="PPT_5f_Template7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8" style:display-name="PPT_Template8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presentation:style-name="PPT_5f_Template8-title" draw:layer="backgroundobjects" svg:width="18.287cm" svg:height="1.907cm" svg:x="1.016cm" svg:y="0.456cm" presentation:class="title" presentation:placeholder="true">
        <draw:text-box/>
      </draw:frame>
      <draw:frame presentation:style-name="PPT_5f_Template8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8-title" draw:layer="backgroundobjects" svg:width="19.798cm" svg:height="11.136cm" svg:x="0.6cm" svg:y="2.257cm" presentation:class="page"/>
        <draw:frame presentation:style-name="PPT_5f_Template8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9" style:display-name="PPT_Template9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21"><text:span text:style-name="MT13"><text:a xlink:href="http://www.globaledgesoft.com/" xlink:type="simple">www.globaledgesoft.com</text:a></text:span><text:span text:style-name="MT14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10" draw:text-style-name="MP3" draw:layer="layout" svg:width="5.418cm" svg:height="1.464cm" svg:x="1.02cm" svg:y="8.141cm">
            <text:p text:style-name="MP22"><text:span text:style-name="MT15">Global Village</text:span></text:p>
            <text:p text:style-name="MP22"><text:span text:style-name="MT15">IT SEZ</text:span></text:p>
            <text:p text:style-name="MP22"><text:span text:style-name="MT15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10" draw:text-style-name="MP3" draw:layer="layout" svg:width="5.409cm" svg:height="1.464cm" svg:x="13.89cm" svg:y="8.141cm">
            <text:p text:style-name="MP22"><text:span text:style-name="MT15">Raheja Mindspace</text:span></text:p>
            <text:p text:style-name="MP22"><text:span text:style-name="MT15">IT Park</text:span></text:p>
            <text:p text:style-name="MP22"><text:span text:style-name="MT15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10" draw:text-style-name="MP3" draw:layer="layout" svg:width="5.409cm" svg:height="1.464cm" svg:x="7.459cm" svg:y="8.141cm">
            <text:p text:style-name="MP22"><text:span text:style-name="MT15">South Main Street </text:span></text:p>
            <text:p text:style-name="MP22"><text:span text:style-name="MT15">Milpitas</text:span></text:p>
            <text:p text:style-name="MP22"><text:span text:style-name="MT15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1" draw:text-style-name="MP3" draw:layer="backgroundobjects" svg:width="13.715cm" svg:height="0.867cm" svg:x="3.302cm" svg:y="0.882cm">
        <text:p text:style-name="MP21"><text:span text:style-name="MT16">Large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2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PPT_5f_Template9-title" draw:layer="backgroundobjects" svg:width="18.287cm" svg:height="1.907cm" svg:x="1.016cm" svg:y="0.456cm" presentation:class="title" presentation:placeholder="true">
        <draw:text-box/>
      </draw:frame>
      <draw:frame presentation:style-name="PPT_5f_Template9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9-title" draw:layer="backgroundobjects" svg:width="19.798cm" svg:height="11.136cm" svg:x="0.6cm" svg:y="2.257cm" presentation:class="page"/>
        <draw:frame presentation:style-name="PPT_5f_Template9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0" style:display-name="PPT_Template10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1" draw:text-style-name="MP3" draw:layer="backgroundobjects" svg:width="7.28cm" svg:height="5.259cm" svg:x="12.404cm" svg:y="5.042cm">
        <text:p text:style-name="MP23"><text:span text:style-name="MT20">Fairness</text:span></text:p>
        <text:p text:style-name="MP23"><text:span text:style-name="MT20">Learning</text:span></text:p>
        <text:p text:style-name="MP23"><text:span text:style-name="MT20">Responsibility</text:span></text:p>
        <text:p text:style-name="MP23"><text:span text:style-name="MT20">Innovation</text:span></text:p>
        <text:p text:style-name="MP23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3" draw:text-style-name="MP3" draw:layer="backgroundobjects" svg:width="16.086cm" svg:height="1.038cm" svg:x="0cm" svg:y="3.175cm">
        <text:p text:style-name="MP21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draw:name="Picture 5" draw:style-name="Mgr8" draw:text-style-name="MP4" draw:layer="backgroundobjects" svg:width="7.407cm" svg:height="3.265cm" svg:x="12.901cm" svg:y="-0.002cm">
        <draw:image xlink:href="Pictures/10000200000002B400000116B852FE53.png" xlink:type="simple" xlink:show="embed" xlink:actuate="onLoad">
          <text:p/>
        </draw:image>
      </draw:frame>
      <draw:frame presentation:style-name="PPT_5f_Template10-title" draw:layer="backgroundobjects" svg:width="18.287cm" svg:height="1.907cm" svg:x="1.016cm" svg:y="0.456cm" presentation:class="title" presentation:placeholder="true">
        <draw:text-box/>
      </draw:frame>
      <draw:frame presentation:style-name="PPT_5f_Template10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10-title" draw:layer="backgroundobjects" svg:width="19.798cm" svg:height="11.136cm" svg:x="0.6cm" svg:y="2.257cm" presentation:class="page"/>
        <draw:frame presentation:style-name="PPT_5f_Template10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ES LnD</meta:initial-creator>
    <meta:editing-cycles>49</meta:editing-cycles>
    <meta:creation-date>2018-02-13T08:50:50</meta:creation-date>
    <dc:date>2018-07-03T09:18:46.952370913</dc:date>
    <meta:editing-duration>PT16M20S</meta:editing-duration>
    <meta:generator>LibreOffice/4.2.7.2$Linux_x86 LibreOffice_project/420m0$Build-2</meta:generator>
    <meta:document-statistic meta:object-count="24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GES-TMPL-Presentation-v7.0" xlink:href=""/>
  </office:meta>
</office:document-meta>
</file>